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studio de caso: ¿Por qué los ingenieros de Facebook crearon React?</text:h>
      <text:p text:style-name="Text_20_body">Hay muchos marcos del controlador de vista de modelos (MVC) de JavaScript. ¿Por qué creamos React y por qué usted querrá usarlo?</text:p>
      <text:h text:style-name="Heading_20_2" text:outline-level="2">React no es un marco MVC.</text:h>
      <text:p text:style-name="Text_20_body">Es una biblioteca para crear interfaces de usuario que admiten composición. Fomenta la creación de componentes de IU reutilizables que presenten datos que cambian con el tiempo.</text:p>
      <text:h text:style-name="Heading_20_2" text:outline-level="2">React no utiliza plantillas.</text:h>
      <text:p text:style-name="Text_20_body">Tradicionalmente, las interfaces de usuario de aplicaciones web se crean utilizando plantillas o directivas HTML. Estas plantillas dictan el conjunto completo de abstracciones que se pueden utilizar para crear la interfaz de usuario.</text:p>
      <text:p text:style-name="Text_20_body">React aborda la creación de interfaces de usuario de forma diferente, dividiéndolas en <text:span text:style-name="Strong_20_Emphasis">componentes</text:span>. Esto significa que React utiliza un lenguaje de programación real y completo para representar vistas, que vemos como una ventaja sobre las plantillas por varias razones:</text:p>
      <text:list text:style-name="L1">
        <text:list-item>
          <text:p text:style-name="P1"><text:span text:style-name="Strong_20_Emphasis">JavaScript es un lenguaje de programación flexible y potente </text:span>con la capacidad de construir abstracciones. Esto es de suma importancia en aplicaciones grandes.</text:p>
        </text:list-item>
        <text:list-item>
          <text:p text:style-name="P1">Al unificar el marcado con su lógica de visualización correspondiente, React puede hacer que las vistas <text:span text:style-name="Strong_20_Emphasis">sean más fáciles de extender y mantener</text:span>.</text:p>
        </text:list-item>
        <text:list-item>
          <text:p text:style-name="P1">Al comprender el marcado y el contenido en JavaScript, <text:span text:style-name="Strong_20_Emphasis">no hay concatenación manual de cadenas </text:span>y, por lo tanto, menos área de superficie para vulnerabilidades XSS.</text:p>
        </text:list-item>
      </text:list>
      <text:p text:style-name="Text_20_body">También hemos creado <text:a xlink:type="simple" xlink:href="https://reactjs.org/docs/jsx-in-depth.html" office:target-frame-name="_blank" xlink:show="new" text:style-name="Internet_20_link" text:visited-style-name="Visited_20_Internet_20_Link">JSX</text:a></text:p>
      <text:p text:style-name="Text_20_body">, una extensión de sintaxis opcional, por si prefiere la legibilidad del HTML al JavaScript en bruto.</text:p>
      <text:h text:style-name="Heading_20_2" text:outline-level="2">Las actualizaciones de React son muy sencillas.</text:h>
      <text:p text:style-name="Text_20_body">React se destaca cuando los datos cambian con el tiempo.</text:p>
      <text:p text:style-name="Text_20_body">En una aplicación JavaScript tradicional, se debe ver qué datos han cambiado y hacer cambios indefectiblemente en el DOM para mantenerlos actualizados. Incluso AngularJS, que proporciona una interfaz declarativa a través de directivas y vinculación de datos <text:a xlink:type="simple" xlink:href="https://code.angularjs.org/1.0.8/docs/guide/directive#reasonsbehindthecompilelinkseparation" office:target-frame-name="_blank" xlink:show="new" text:style-name="Internet_20_link" text:visited-style-name="Visited_20_Internet_20_Link">requiere una función de vinculación para actualizar manualmente los nodos del DOM</text:a></text:p>
      <text:p text:style-name="Text_20_body">.</text:p>
      <text:p text:style-name="Text_20_body">React adopta un enfoque distinto.</text:p>
      <text:p text:style-name="Text_20_body">Cuando el componente se inicia por primera vez, se llama al método de <text:span text:style-name="Variable">representación</text:span>, que genera una representación ligera de la vista. A partir de esta, se produce una cadena de marcado que se introduce en el documento. Cuando los datos cambian, se vuelve a llamar al método <text:soft-page-break/>de <text:span text:style-name="Variable">representación</text:span>. Para realizar las actualizaciones de la forma más eficiente posible, comparamos el valor de retorno de la llamada anterior a la <text:span text:style-name="Variable">representación</text:span> con el nuevo y generamos un conjunto mínimo de cambios que se aplicarán al DOM.</text:p>
      <text:p text:style-name="Text_20_body">Los datos devueltos por la representación no son ni una cadena ni un nodo del DOM, ya que es una descripción ligera del aspecto que debe tener el DOM.</text:p>
      <text:p text:style-name="Text_20_body">Llamamos a este proceso "<text:span text:style-name="Strong_20_Emphasis">conciliación</text:span>". Visite <text:a xlink:type="simple" xlink:href="https://jsfiddle.net/2h6th4ju/" office:target-frame-name="_blank" xlink:show="new" text:style-name="Internet_20_link" text:visited-style-name="Visited_20_Internet_20_Link">este jsFiddle</text:a></text:p>
      <text:p text:style-name="Text_20_body"> para ver un ejemplo de conciliación en acción.</text:p>
      <text:p text:style-name="Text_20_body">Debido a que esta nueva representación es tan rápida (alrededor de 1 ms para TodoMVC), el desarrollador no necesita especificar explícitamente enlaces de datos. Nos hemos dado cuenta de que este enfoque facilita la creación de aplicaciones.</text:p>
      <text:h text:style-name="Heading_20_2" text:outline-level="2">HTML es solo el comienzo.</text:h>
      <text:p text:style-name="Text_20_body">Debido a que React tiene su propia representación ligera del documento, podemos hacer algunas cosas bastante interesantes:</text:p>
      <text:list text:style-name="L2">
        <text:list-item>
          <text:p text:style-name="P2">Facebook tiene gráficos dinámicos que se representan en <text:span text:style-name="Variable">&lt;canvas&gt;</text:span> en lugar de HTML.</text:p>
        </text:list-item>
        <text:list-item>
          <text:p text:style-name="P2">Instagram es una aplicación web de "página única" creada completamente con React y <text:span text:style-name="Variable">Backbone.Router</text:span>. Los diseñadores proporcionan regularmente a React código con JSX.</text:p>
        </text:list-item>
        <text:list-item>
          <text:p text:style-name="P2">Hemos creado prototipos internos que ejecutan aplicaciones de React en un trabajo web y utilizan React para controlar <text:span text:style-name="Strong_20_Emphasis">vistas nativas de iOS </text:span>a través de un puente Objective-C.</text:p>
        </text:list-item>
        <text:list-item>
          <text:p text:style-name="P2">Puede ejecutar React en el servidor para SEO, rendimiento, uso compartido de código y flexibilidad general.</text:p>
        </text:list-item>
        <text:list-item>
          <text:p text:style-name="P2">Los eventos se comportan de forma uniforme y según estándares en todos los navegadores (incluido IE8) y utilizan automáticamente la delegación de eventos.</text:p>
        </text:list-item>
      </text:list>
      <text:p text:style-name="Text_20_body">Visite <text:a xlink:type="simple" xlink:href="https://reactjs.org/" office:target-frame-name="_blank" xlink:show="new" text:style-name="Internet_20_link" text:visited-style-name="Visited_20_Internet_20_Link">https://reactjs.org</text:a></text:p>
      <text:p text:style-name="Text_20_body"> para ver lo que hemos construid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06:53:39.109607048</meta:creation-date>
    <dc:date>2024-05-26T06:54:23.433045146</dc:date>
    <meta:editing-duration>PT45S</meta:editing-duration>
    <meta:editing-cycles>1</meta:editing-cycles>
    <meta:document-statistic meta:table-count="0" meta:image-count="0" meta:object-count="0" meta:page-count="2" meta:paragraph-count="31" meta:word-count="618" meta:character-count="3903" meta:non-whitespace-character-count="3322"/>
    <meta:generator>LibreOffice/24.2.3.2$Linux_X86_64 LibreOffice_project/433d9c2ded56988e8a90e6b2e771ee4e6a5ab2ba</meta:generator>
  </office:meta>
</office:document-meta>
</file>